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Purisa" fo:font-size="10pt" officeooo:rsid="0026b649" officeooo:paragraph-rsid="000ba9ff" style:font-size-asian="8.75pt" style:font-size-complex="10pt"/>
    </style:style>
    <style:style style:name="P2" style:family="paragraph" style:parent-style-name="Preformatted_20_Text">
      <style:text-properties style:font-name="Purisa" fo:font-size="10pt" officeooo:rsid="000cf4e0" officeooo:paragraph-rsid="000cf4e0" style:font-size-asian="10pt" style:font-size-complex="10pt"/>
    </style:style>
    <style:style style:name="P3" style:family="paragraph" style:parent-style-name="Preformatted_20_Text">
      <style:text-properties officeooo:paragraph-rsid="000cf4e0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Purisa" officeooo:paragraph-rsid="000ba9ff"/>
    </style:style>
    <style:style style:name="P5" style:family="paragraph" style:parent-style-name="Standard">
      <style:text-properties style:font-name="Purisa" fo:font-size="24pt" officeooo:rsid="0026b649" officeooo:paragraph-rsid="000ba9ff" style:font-size-asian="21pt" style:font-size-complex="24pt"/>
    </style:style>
    <style:style style:name="P6" style:family="paragraph" style:parent-style-name="Standard">
      <style:text-properties style:font-name="Purisa" fo:font-size="10pt" officeooo:rsid="0026b649" officeooo:paragraph-rsid="000ba9ff" style:font-size-asian="8.75pt" style:font-size-complex="10pt"/>
    </style:style>
    <style:style style:name="P7" style:family="paragraph" style:parent-style-name="Standard">
      <style:text-properties style:font-name="Purisa" fo:font-size="10pt" style:font-size-asian="10pt" style:font-size-complex="10pt"/>
    </style:style>
    <style:style style:name="P8" style:family="paragraph" style:parent-style-name="Standard">
      <style:text-properties style:font-name="Purisa" fo:font-size="10pt" officeooo:rsid="000ba9ff" officeooo:paragraph-rsid="000ba9ff" style:font-size-asian="10pt" style:font-size-complex="10pt"/>
    </style:style>
    <style:style style:name="P9" style:family="paragraph" style:parent-style-name="Standard">
      <style:text-properties style:font-name="Purisa" fo:font-size="10pt" officeooo:rsid="000cf4e0" officeooo:paragraph-rsid="000cf4e0" style:font-size-asian="10pt" style:font-size-complex="10pt"/>
    </style:style>
    <style:style style:name="P10" style:family="paragraph" style:parent-style-name="Standard">
      <style:text-properties style:font-name="Purisa" officeooo:rsid="00288fd2"/>
    </style:style>
    <style:style style:name="P11" style:family="paragraph" style:parent-style-name="Preformatted_20_Text">
      <style:text-properties style:font-name="Purisa" fo:font-size="10pt" officeooo:rsid="000ef010" officeooo:paragraph-rsid="000cf4e0" style:font-size-asian="10pt" style:font-size-complex="10pt"/>
    </style:style>
    <style:style style:name="P12" style:family="paragraph" style:parent-style-name="Preformatted_20_Text">
      <style:text-properties style:font-name="Purisa" fo:font-size="10pt" officeooo:rsid="000ef010" officeooo:paragraph-rsid="000ef010" style:font-size-asian="10pt" style:font-size-complex="10pt"/>
    </style:style>
    <style:style style:name="P13" style:family="paragraph" style:parent-style-name="Preformatted_20_Text">
      <style:text-properties fo:color="#ff3333" style:font-name="Purisa" fo:font-size="10pt" style:text-underline-style="solid" style:text-underline-width="auto" style:text-underline-color="font-color" officeooo:rsid="000ef010" officeooo:paragraph-rsid="000ef010" style:font-size-asian="10pt" style:font-size-complex="10pt"/>
    </style:style>
    <style:style style:name="T1" style:family="text">
      <style:text-properties officeooo:rsid="00288fd2"/>
    </style:style>
    <style:style style:name="T2" style:family="text">
      <style:text-properties fo:color="#ff3333" style:text-underline-style="solid" style:text-underline-width="auto" style:text-underline-color="font-color"/>
    </style:style>
    <style:style style:name="T3" style:family="text">
      <style:text-properties fo:color="#ff3333" style:text-underline-style="solid" style:text-underline-width="auto" style:text-underline-color="font-color" officeooo:rsid="00288fd2"/>
    </style:style>
    <style:style style:name="T4" style:family="text">
      <style:text-properties fo:color="#ff3333" style:text-underline-style="none"/>
    </style:style>
    <style:style style:name="T5" style:family="text">
      <style:text-properties fo:color="#ff3333" style:font-name="Purisa" fo:font-size="10pt" style:text-underline-style="solid" style:text-underline-width="auto" style:text-underline-color="font-color" officeooo:rsid="000cf4e0" style:font-size-asian="10pt" style:font-size-complex="10pt"/>
    </style:style>
    <style:style style:name="T6" style:family="text">
      <style:text-properties fo:color="#ff3333" style:font-name="Purisa" fo:font-size="10pt" style:text-underline-style="solid" style:text-underline-width="auto" style:text-underline-color="font-color" officeooo:rsid="000cf4e0" fo:background-color="transparent" style:font-size-asian="10pt" style:font-size-complex="10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2728e3"/>
    </style:style>
    <style:style style:name="T9" style:family="text">
      <style:text-properties style:font-name="Purisa" fo:font-size="10pt" officeooo:rsid="000cf4e0" style:font-size-asian="10pt" style:font-size-complex="10pt"/>
    </style:style>
    <style:style style:name="T10" style:family="text">
      <style:text-properties style:font-name="Purisa" fo:font-size="10pt" officeooo:rsid="000ef010" style:font-size-asian="10pt" style:font-size-complex="10pt"/>
    </style:style>
    <style:style style:name="T11" style:family="text">
      <style:text-properties officeooo:rsid="000ef0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l Macellaio </text:p>
      <text:p text:style-name="P6"/>
      <text:p text:style-name="P1">Il macellaio attacca senza sosta colpendo i nemici con le sue due armi di distruzione. Le sue abilità principali s'indirizzano contro i gruppi di nemici più folti, quindi un corretto posizionamento è la chiave per gestire i suoi attacchi e sopravvivere.</text:p>
      <text:p text:style-name="P1">Questa lotta è una gara di dps . Quindi ci sono un bel po' di meccaniche dei tank da guardare. La meccanica principale di questo combattimento è chiamata <text:span text:style-name="T2">FENDENTE:</text:span><text:span text:style-name="T4"> </text:span><text:span text:style-name="T7">il macellaio seleziona il gruppo di personaggi più folto a portata di mischia e lo colpisce. Infliggendo ingenti danni fisici suddivisi tra tutti i personaggi del gruppo. Le vittime di fendente sono affette da </text:span><text:span text:style-name="T2">FERITE ZAMPILLANTI</text:span><text:span text:style-name="T4"> </text:span>(<text:span text:style-name="T8">la lama del macellaio fa sanguinare profusamente la vittima infliggendo danni fisici per 15 secondi. Se la vittima riceve 5 accumuli, muore)</text:span>. Questo significa che è necessario disporre di più gruppi di persone <text:span text:style-name="T8">pronti ad </text:span>essere colpiti dal <text:span text:style-name="T8">fendente</text:span>. <text:span text:style-name="T8">A</text:span>nche <text:span text:style-name="T8">a melee</text:span> <text:span text:style-name="T8">si deve </text:span>essere <text:span text:style-name="T8">abbastanza </text:span>sparsi per non essere colpit<text:span text:style-name="T8">i più volte</text:span>.</text:p>
      <text:p text:style-name="P4">Il boss periodicamente <text:span text:style-name="T1">fa il </text:span><text:span text:style-name="T3">FENDENTE ROTANTE</text:span><text:span text:style-name="T1">. Quando raggiunge 100 energia , il Macellaio inizia la sequenza di questa abilità, respingendo indietro tutti i personaggi. Quindi carica un gruppo a portata e ne colpisce tutti i membri.</text:span> <text:s/></text:p>
      <text:p text:style-name="P7"><text:span text:style-name="T11">Q</text:span>uando <text:span text:style-name="T1">raggiunge il </text:span>30 % di vita <text:span text:style-name="T11">restante</text:span>, <text:span text:style-name="T1">il Macellaio entra in uno stato di FRENESIA. Aumentando i danni inflitti del 10% e la velocità d'attacco del 30%. </text:span></text:p>
      <text:p text:style-name="P8">Ci sono molte meccaniche per i tank:</text:p>
      <text:p text:style-name="P8">- <text:span text:style-name="T2">MANO PESANTE:</text:span> tutti gli attacchi automatici del Macellaio attivano un secondo attacco sul bersaglio più vicino entro 5 metri. Se non vi è alcun altro bersaglio a portata. Il bersaglio primario viene colpito due volte (serve l'off-tank!)</text:p>
      <text:p text:style-name="P8">- <text:span text:style-name="T2">BATTICARNE:</text:span> il batticarne del Macellaio colpisce il bersaglio attuale, infliggendo ingenti danni fisici e aumentandone i danni subiti dal Batticarne del 50%. Questo attacco non manca mai il bersaglio.</text:p>
      <text:p text:style-name="P8">- <text:span text:style-name="T2">MANNAIA:</text:span> la mannaia del Macellaio taglia le sue vittime fino all'osso, facendole sanguinare profusamente. Si accumula. L'attacco non provoca l'effetto di sanguinamento se viene evitato.</text:p>
      <text:p text:style-name="P8">- <text:span text:style-name="T11">GANCIO PER CARNE: il Macellaio trascina vicino a sé il bersaglio con il gancio per la carne.</text:span></text:p>
      <text:p text:style-name="P9">In sostanza i tank devono restare vicini (un po' come alla Blood Queen di ICC).</text:p>
      <text:p text:style-name="P2"><text:bookmark text:name="tw-target-text"/>Si deve condividere il danno del boss (l'auto attaccho) altrimenti un melee può essere mangiato e probabilmente morire. I tank si dovrebbero scambiare le stack del Batticarne e poi cercare di evitare il danno della Mannaia.</text:p>
      <text:p text:style-name="P2"><text:bookmark text:name="tw-target-text1"/>Per quanto riguarda il resto del raid, l'unica cosa importante da fare è impostare una rotazione di almeno 3 o 4 dps per sharare il danno (sono necessari solo 2 gruppi fino a quando il boss inizia a colpire con frenesia). Potrebbe anche essere utile per guaritori curare appena si vedono 3 stack (dalla 4 in poi si devono <text:soft-page-break/>utilizzare cure pesanti).</text:p>
      <text:p text:style-name="P3"><text:span text:style-name="T9">Al di là del </text:span><text:span text:style-name="T5">FENDENTE</text:span><text:span text:style-name="T9"> </text:span><text:bookmark text:name="tw-target-text2"/><text:span text:style-name="T9">il boss farà il </text:span><text:span text:style-name="T6">FENDENTE ROTANTE</text:span><text:span text:style-name="T9">. E' importante segnare un posto particolare dove si devono posizionare i curatori </text:span><text:span text:style-name="T10">e i dps ranged.</text:span></text:p>
      <text:p text:style-name="P11"><text:bookmark text:name="tw-target-text3"/>Si tratta di un controllo di dps. Valutare se è il caso di castare heroism/bloodlast all'inizio quando i monili sono attivi o se lo si vuole tirare alla fine , quando tutti sono in giro durante la sua frenesia. Tenere presente che gli healer saranno in difficoltà.</text:p>
      <text:p text:style-name="P11"/>
      <text:p text:style-name="P13">RICORDA:</text:p>
      <text:p text:style-name="P12">I tank si devono scambiare tutti i debuff e devono cercare di ridurli il più possibile (è la parte più difficile di questo combattimento).</text:p>
      <text:p text:style-name="P12">I guaritori devono curare le persone con le stack più alte durante il fendente e si devono preparare per la fase di frenesia del boss.</text:p>
      <text:p text:style-name="P12">I dps devono essere veloci a spostarsi e raggrupparsi in gruppo per mitigare il fendente. Per i ranged essere pronti a mitigare il danno di fendente rotante.</text:p>
      <text:p text:style-name="P12"/>
      <text:p text:style-name="P11"/>
      <text:p text:style-name="P2"/>
      <text:p text:style-name="P2"/>
      <text:p text:style-name="P9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07T15:05:25.639710601</meta:creation-date>
    <dc:date>2014-11-07T15:51:58.280111759</dc:date>
    <dc:creator>ilaria </dc:creator>
    <meta:editing-duration>PT31S</meta:editing-duration>
    <meta:editing-cycles>1</meta:editing-cycles>
    <meta:generator>LibreOffice/4.1.3.2$Linux_X86_64 LibreOffice_project/410m0$Build-2</meta:generator>
    <meta:document-statistic meta:table-count="0" meta:image-count="0" meta:object-count="0" meta:page-count="2" meta:paragraph-count="19" meta:word-count="609" meta:character-count="3640" meta:non-whitespace-character-count="3046"/>
  </office:meta>
</office:document-meta>
</file>